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Palatino Linotype1" svg:font-family="'Palatino Linotyp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b3c2a"/>
    </style:style>
    <style:style style:name="P2" style:family="paragraph" style:parent-style-name="Standard">
      <style:text-properties officeooo:paragraph-rsid="000b3c2a"/>
    </style:style>
    <style:style style:name="P3" style:family="paragraph" style:parent-style-name="Standard" style:list-style-name="L1">
      <style:text-properties officeooo:paragraph-rsid="000b3c2a"/>
    </style:style>
    <style:style style:name="P4" style:family="paragraph" style:parent-style-name="Standard" style:list-style-name="L1">
      <style:text-properties officeooo:rsid="000b3c2a" officeooo:paragraph-rsid="000b3c2a"/>
    </style:style>
    <style:style style:name="P5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officeooo:paragraph-rsid="000b3c2a" style:font-name-asian="Times New Roman" style:language-asian="fr" style:country-asian="FR" style:font-name-complex="Palatino Linotype1">
        <loext:char-complex-color loext:theme-type="dark1" loext:color-type="theme"/>
      </style:text-properties>
    </style:style>
    <style:style style:name="P6" style:family="paragraph" style:parent-style-name="Quotations">
      <style:paragraph-properties fo:margin-left="0cm" fo:margin-top="0cm" fo:margin-bottom="0cm" style:contextual-spacing="false" fo:text-indent="0cm" style:auto-text-indent="false"/>
      <style:text-properties fo:color="#000000" loext:opacity="100%" officeooo:paragraph-rsid="000b3c2a" style:font-name-asian="Times New Roman" style:language-asian="fr" style:country-asian="FR" style:font-name-complex="Palatino Linotype1">
        <loext:char-complex-color loext:theme-type="dark1" loext:color-type="theme"/>
      </style:text-properties>
    </style:style>
    <style:style style:name="P7" style:family="paragraph" style:parent-style-name="Quotations">
      <style:paragraph-properties fo:margin-left="0cm" fo:margin-top="0cm" fo:margin-bottom="0cm" style:contextual-spacing="false" fo:text-indent="0cm" style:auto-text-indent="false"/>
      <style:text-properties fo:color="#000000" loext:opacity="100%" officeooo:rsid="000b3c2a" officeooo:paragraph-rsid="000b3c2a" style:font-name-asian="Times New Roman" style:language-asian="fr" style:country-asian="FR" style:font-name-complex="Palatino Linotype1">
        <loext:char-complex-color loext:theme-type="dark1" loext:color-type="theme"/>
      </style:text-properties>
    </style:style>
    <style:style style:name="P8" style:family="paragraph" style:parent-style-name="Quotations" style:list-style-name="L2">
      <style:paragraph-properties fo:margin-top="0cm" fo:margin-bottom="0cm" style:contextual-spacing="false"/>
      <style:text-properties fo:color="#000000" loext:opacity="100%" officeooo:paragraph-rsid="000b3c2a" style:font-name-asian="Times New Roman" style:language-asian="fr" style:country-asian="FR" style:font-name-complex="Palatino Linotype1">
        <loext:char-complex-color loext:theme-type="dark1" loext:color-type="theme"/>
      </style:text-properties>
    </style:style>
    <style:style style:name="P9" style:family="paragraph" style:parent-style-name="Quotations" style:list-style-name="L2">
      <style:paragraph-properties fo:margin-top="0cm" fo:margin-bottom="0cm" style:contextual-spacing="false"/>
      <style:text-properties fo:color="#000000" loext:opacity="100%" style:font-name-asian="Times New Roman" style:language-asian="fr" style:country-asian="FR" style:font-name-complex="Palatino Linotype1">
        <loext:char-complex-color loext:theme-type="dark1" loext:color-type="theme"/>
      </style:text-properties>
    </style:style>
    <style:style style:name="P10" style:family="paragraph" style:parent-style-name="Quotations">
      <style:paragraph-properties fo:margin-left="0cm" fo:margin-top="0cm" fo:margin-bottom="0cm" style:contextual-spacing="false" fo:text-indent="0cm" style:auto-text-indent="false"/>
      <style:text-properties fo:color="#000000" loext:opacity="100%" officeooo:paragraph-rsid="000d3a4e" style:font-name-asian="Times New Roman" style:language-asian="fr" style:country-asian="FR" style:font-name-complex="Palatino Linotype1">
        <loext:char-complex-color loext:theme-type="dark1" loext:color-type="theme"/>
      </style:text-properties>
    </style:style>
    <style:style style:name="T1" style:family="text">
      <style:text-properties officeooo:rsid="000b3c2a"/>
    </style:style>
    <style:style style:name="T2" style:family="text">
      <style:text-properties fo:color="#000000" loext:opacity="100%" style:font-name-asian="Times New Roman" style:language-asian="fr" style:country-asian="FR" style:font-name-complex="Palatino Linotype1">
        <loext:char-complex-color loext:theme-type="dark1" loext:color-type="theme"/>
      </style:text-properties>
    </style:style>
    <style:style style:name="T3" style:family="text">
      <style:text-properties officeooo:rsid="000d3a4e"/>
    </style:style>
    <text:list-style style:name="L1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-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Comment rédiger correctement son prompt ?</text:span></text:h>
      <text:p text:style-name="P2"/>
      <text:list xml:id="list1987315291" text:style-name="L1">
        <text:list-item>
          <text:p text:style-name="P3">Décrire le contexte <text:span text:style-name="T1">de façon claire et concise : phrases simples</text:span></text:p>
        </text:list-item>
        <text:list-item>
          <text:p text:style-name="P3">Indiquer les éléments à modifier : couleurs, polices, tailles, alignements.</text:p>
        </text:list-item>
        <text:list-item>
          <text:p text:style-name="P4">Structurer votre demande et lister les attentes.</text:p>
        </text:list-item>
        <text:list-item>
          <text:p text:style-name="P3"><text:span text:style-name="T1">Eviter les phrases trop vagues.</text:span><text:line-break/></text:p>
        </text:list-item>
      </text:list>
      <text:h text:style-name="P1" text:outline-level="2"><text:span text:style-name="T1">!!!! Erreurs fréquentes à éviter !!!!</text:span></text:h>
      <text:list text:continue-numbering="true" text:style-name="L1">
        <text:list-item>
          <text:p text:style-name="P4">Penser que l’IA est capable de comprendre votre demande en une seule fois !</text:p>
        </text:list-item>
        <text:list-item>
          <text:p text:style-name="P5" loext:marker-style-name="T2">Copier-coller sans comprendre le code !</text:p>
        </text:list-item>
        <text:list-item>
          <text:p text:style-name="P5" loext:marker-style-name="T2">Oublier de tester ou valider le c<text:span text:style-name="T1">ode</text:span>.</text:p>
        </text:list-item>
        <text:list-item>
          <text:p text:style-name="P4">Ne pas avoir de regard critique sur la réponse fournie, vous devez vous placer en tant qu’oeil averti et ne pas penser que l’IA est une prolongation de votre cerveau.</text:p>
        </text:list-item>
      </text:list>
      <text:h text:style-name="P1" text:outline-level="2">Exemple de prompt </text:h>
      <text:p text:style-name="P6"/>
      <text:p text:style-name="P7">J’ai la page html suivante :</text:p>
      <text:p text:style-name="P6">&lt;!DOCTYPE html&gt;</text:p>
      <text:p text:style-name="P6">&lt;html lang="fr"&gt;</text:p>
      <text:p text:style-name="P6">&lt;head&gt;</text:p>
      <text:p text:style-name="P6"><text:s text:c="2"/>&lt;meta charset="UTF-8" /&gt;</text:p>
      <text:p text:style-name="P6"><text:s text:c="2"/>&lt;meta name="viewport" content="width=device-width, initial-scale=1" /&gt;</text:p>
      <text:p text:style-name="P6"><text:s text:c="2"/>&lt;title&gt;Tableau de données capteurs&lt;/title&gt;</text:p>
      <text:p text:style-name="P6">&lt;/head&gt;</text:p>
      <text:p text:style-name="P6">&lt;body&gt;</text:p>
      <text:p text:style-name="P6"/>
      <text:p text:style-name="P6"><text:s text:c="2"/>&lt;table&gt;</text:p>
      <text:p text:style-name="P6"><text:s text:c="4"/>&lt;thead&gt;</text:p>
      <text:p text:style-name="P6"><text:s text:c="6"/>&lt;tr&gt;</text:p>
      <text:p text:style-name="P6"><text:s text:c="8"/>&lt;th&gt;Capteur&lt;/th&gt;</text:p>
      <text:p text:style-name="P6"><text:s text:c="8"/>&lt;th&gt;Température (°C)&lt;/th&gt;</text:p>
      <text:p text:style-name="P6"><text:s text:c="8"/>&lt;th&gt;Humidité (%)&lt;/th&gt;</text:p>
      <text:p text:style-name="P6"><text:s text:c="6"/>&lt;/tr&gt;</text:p>
      <text:p text:style-name="P6"><text:s text:c="4"/>&lt;/thead&gt;</text:p>
      <text:p text:style-name="P6"><text:s text:c="4"/>&lt;tbody&gt;</text:p>
      <text:p text:style-name="P6"><text:s text:c="6"/>&lt;tr&gt;</text:p>
      <text:p text:style-name="P6"><text:s text:c="8"/>&lt;td&gt;Capteur 1&lt;/td&gt;</text:p>
      <text:p text:style-name="P6"><text:s text:c="8"/>&lt;td&gt;22.5&lt;/td&gt;</text:p>
      <text:p text:style-name="P6"><text:s text:c="8"/>&lt;td&gt;55&lt;/td&gt;</text:p>
      <text:p text:style-name="P6"><text:s text:c="6"/>&lt;/tr&gt;</text:p>
      <text:p text:style-name="P6"><text:s text:c="6"/>&lt;tr&gt;</text:p>
      <text:p text:style-name="P6"><text:s text:c="8"/>&lt;td&gt;Capteur 2&lt;/td&gt;</text:p>
      <text:p text:style-name="P6"><text:s text:c="8"/>&lt;td&gt;23.0&lt;/td&gt;</text:p>
      <text:p text:style-name="P6"><text:s text:c="8"/>&lt;td&gt;60&lt;/td&gt;</text:p>
      <text:p text:style-name="P6"><text:s text:c="6"/>&lt;/tr&gt;</text:p>
      <text:p text:style-name="P6"><text:s text:c="6"/>&lt;tr&gt;</text:p>
      <text:p text:style-name="P6"><text:s text:c="8"/>&lt;td&gt;Capteur 3&lt;/td&gt;</text:p>
      <text:p text:style-name="P6"><text:s text:c="8"/>&lt;td&gt;21.8&lt;/td&gt;</text:p>
      <text:p text:style-name="P6"><text:s text:c="8"/>&lt;td&gt;52&lt;/td&gt;</text:p>
      <text:p text:style-name="P6"><text:s text:c="6"/>&lt;/tr&gt;</text:p>
      <text:p text:style-name="P6"><text:soft-page-break/><text:s text:c="6"/>&lt;tr&gt;</text:p>
      <text:p text:style-name="P6"><text:s text:c="8"/>&lt;td&gt;Capteur 4&lt;/td&gt;</text:p>
      <text:p text:style-name="P6"><text:s text:c="8"/>&lt;td&gt;24.1&lt;/td&gt;</text:p>
      <text:p text:style-name="P6"><text:s text:c="8"/>&lt;td&gt;58&lt;/td&gt;</text:p>
      <text:p text:style-name="P6"><text:s text:c="6"/>&lt;/tr&gt;</text:p>
      <text:p text:style-name="P6"><text:s text:c="4"/>&lt;/tbody&gt;</text:p>
      <text:p text:style-name="P6"><text:s text:c="2"/>&lt;/table&gt;</text:p>
      <text:p text:style-name="P6"/>
      <text:p text:style-name="P6">&lt;/body&gt;</text:p>
      <text:p text:style-name="P6">&lt;/html&gt;</text:p>
      <text:p text:style-name="P6"/>
      <text:p text:style-name="P6">Je veux styliser <text:span text:style-name="T1">ce</text:span> tableau HTML <text:s/>pour qu’il soit lisible et moderne.</text:p>
      <text:list text:style-name="L2">
        <text:list-item>
          <text:p text:style-name="P8">Lignes alternées en gris clair.</text:p>
        </text:list-item>
        <text:list-item>
          <text:p text:style-name="P9">En-tête avec fond bleu foncé et texte blanc.</text:p>
        </text:list-item>
        <text:list-item>
          <text:p text:style-name="P9">Bordures fines et discrètes.</text:p>
        </text:list-item>
        <text:list-item>
          <text:p text:style-name="P9">Texte centré. </text:p>
        </text:list-item>
      </text:list>
      <text:p text:style-name="P10"><text:span text:style-name="T3">Le style doit être dans un cs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Palatino Linotype1" svg:font-family="'Palatino Linotyp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353cm" fo:margin-bottom="0cm" style:contextual-spacing="false" fo:keep-together="always" fo:keep-with-next="always"/>
      <style:text-properties fo:color="#629dd1" loext:opacity="100%" style:font-name="Palatino Linotype" fo:font-family="'Palatino Linotype'" style:font-family-generic="roman" style:font-pitch="variable" fo:font-size="13pt" fo:font-weight="bold" style:font-name-asian="Palatino Linotype1" style:font-family-asian="'Palatino Linotype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6T11:16:12.694959100</meta:creation-date>
    <meta:generator>LibreOffice/25.2.5.2$Windows_X86_64 LibreOffice_project/03d19516eb2e1dd5d4ccd751a0d6f35f35e08022</meta:generator>
    <dc:date>2025-08-26T11:28:52.537599700</dc:date>
    <meta:editing-duration>PT2M1S</meta:editing-duration>
    <meta:editing-cycles>1</meta:editing-cycles>
    <meta:document-statistic meta:table-count="0" meta:image-count="0" meta:object-count="0" meta:page-count="2" meta:paragraph-count="59" meta:word-count="219" meta:character-count="1615" meta:non-whitespace-character-count="1257"/>
  </office:meta>
</office:document-meta>
</file>